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819in" fo:keep-together="auto"/>
    </style:style>
    <style:style style:name="Table1.3" style:family="table-row">
      <style:table-row-properties style:row-height="0.4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5722in" fo:keep-together="auto"/>
    </style:style>
    <style:style style:name="Table2.3" style:family="table-row">
      <style:table-row-properties style:row-height="0.4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4.A8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4c00f8" style:font-name-asian="Arial1" style:font-size-asian="7pt" style:font-name-complex="Times New Roman" style:font-size-complex="7pt"/>
    </style:style>
    <style:style style:name="P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4c00f8" style:font-name-asian="Arial1" style:font-size-asian="7pt" style:font-name-complex="Times New Roman" style:font-size-complex="7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officeooo:paragraph-rsid="004c00f8" style:font-size-asian="7pt" style:font-size-complex="7pt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1" style:font-size-asian="8pt" style:font-name-complex="Times New Roman" style:font-size-complex="8pt"/>
    </style:style>
    <style:style style:name="P9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f1e4e" officeooo:paragraph-rsid="004c00f8" style:font-weight-asian="bold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12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13" style:family="paragraph" style:parent-style-name="Standard">
      <style:text-properties style:font-name="Courier New" fo:font-size="11pt" officeooo:paragraph-rsid="004396cf" style:font-size-asian="11pt"/>
    </style:style>
    <style:style style:name="P14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4c00f8" style:font-size-asian="7pt" style:font-size-complex="7pt"/>
    </style:style>
    <style:style style:name="P15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7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18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19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20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24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5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26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27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28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29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30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3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32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c0855" style:font-size-asian="12pt"/>
    </style:style>
    <style:style style:name="P33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34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5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a3a92" style:font-size-asian="12pt"/>
    </style:style>
    <style:style style:name="P36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37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8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39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40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41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42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43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4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1" style:font-size-asian="9pt" style:font-name-complex="Times New Roman"/>
    </style:style>
    <style:style style:name="P4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1" style:font-size-asian="9pt" style:font-name-complex="Times New Roman"/>
    </style:style>
    <style:style style:name="P4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1" style:font-size-asian="9pt" style:font-name-complex="Times New Roman"/>
    </style:style>
    <style:style style:name="P4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1" style:font-size-asian="9pt" style:font-name-complex="Times New Roman"/>
    </style:style>
    <style:style style:name="P4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1" style:font-size-asian="9pt" style:font-name-complex="Times New Roman"/>
    </style:style>
    <style:style style:name="P4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a9631" officeooo:paragraph-rsid="007a9631" style:font-name-asian="Arial1" style:font-size-asian="9pt" style:font-name-complex="Times New Roman"/>
    </style:style>
    <style:style style:name="P50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1" style:font-size-asian="9pt" style:font-name-complex="Times New Roman" style:font-size-complex="9pt"/>
    </style:style>
    <style:style style:name="P51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1" style:font-size-asian="9pt" style:font-name-complex="Times New Roman" style:font-size-complex="9pt"/>
    </style:style>
    <style:style style:name="P5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1" style:font-size-asian="9pt" style:font-name-complex="Times New Roman" style:font-size-complex="9pt"/>
    </style:style>
    <style:style style:name="P5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1" style:font-size-asian="7pt" style:font-name-complex="Times New Roman" style:font-size-complex="7pt"/>
    </style:style>
    <style:style style:name="P5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1" style:font-size-asian="7pt" style:font-name-complex="Times New Roman" style:font-size-complex="7pt"/>
    </style:style>
    <style:style style:name="P5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1" style:font-size-asian="7pt" style:font-name-complex="Times New Roman" style:font-size-complex="7pt"/>
    </style:style>
    <style:style style:name="P5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4c00f8" style:font-name-asian="Arial1" style:font-size-asian="7pt" style:font-name-complex="Times New Roman" style:font-size-complex="7pt"/>
    </style:style>
    <style:style style:name="P5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643cf7" officeooo:paragraph-rsid="00643cf7" style:font-name-asian="Arial1" style:font-size-asian="7pt" style:font-name-complex="Times New Roman" style:font-size-complex="7pt"/>
    </style:style>
    <style:style style:name="P5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1" style:font-size-asian="8pt" style:font-name-complex="Times New Roman" style:font-size-complex="8pt"/>
    </style:style>
    <style:style style:name="P5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1" style:font-size-asian="8pt" style:font-name-complex="Times New Roman" style:font-size-complex="8pt"/>
    </style:style>
    <style:style style:name="P6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1" style:font-size-asian="8pt" style:font-name-complex="Times New Roman" style:font-size-complex="8pt"/>
    </style:style>
    <style:style style:name="P6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8a546" officeooo:paragraph-rsid="000b3b24" style:font-name-asian="Arial1" style:font-size-asian="8pt" style:font-name-complex="Times New Roman" style:font-size-complex="8pt"/>
    </style:style>
    <style:style style:name="P6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6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6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65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6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1" style:font-size-asian="8pt" style:font-name-complex="Times New Roman" style:font-size-complex="8pt"/>
    </style:style>
    <style:style style:name="P6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7bb996" style:font-name-asian="Arial1" style:font-size-asian="8pt" style:font-name-complex="Times New Roman" style:font-size-complex="8pt"/>
    </style:style>
    <style:style style:name="P6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1" style:font-size-asian="8pt" style:font-name-complex="Times New Roman" style:font-size-complex="8pt"/>
    </style:style>
    <style:style style:name="P6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1" style:font-size-asian="8pt" style:font-name-complex="Times New Roman" style:font-size-complex="8pt"/>
    </style:style>
    <style:style style:name="P7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4c00f8"/>
    </style:style>
    <style:style style:name="P7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7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1" style:font-size-asian="8pt" style:font-name-complex="Times New Roman" style:font-size-complex="8pt"/>
    </style:style>
    <style:style style:name="P73" style:family="paragraph" style:parent-style-name="Heading_20_9">
      <style:text-properties style:font-name="Times New Roman1" fo:font-size="12pt" style:font-size-asian="12pt" style:font-size-complex="12pt"/>
    </style:style>
    <style:style style:name="P74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75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76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77" style:family="paragraph" style:parent-style-name="Text_20_body">
      <style:paragraph-properties fo:line-height="100%"/>
      <style:text-properties fo:font-size="8pt" officeooo:rsid="001c8352" officeooo:paragraph-rsid="004c00f8" style:font-size-asian="8pt" style:font-size-complex="8pt"/>
    </style:style>
    <style:style style:name="P78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79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80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81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82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83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84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85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86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87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88" style:family="paragraph" style:parent-style-name="Text_20_body">
      <style:paragraph-properties fo:line-height="100%" fo:text-align="end" style:justify-single-word="false"/>
    </style:style>
    <style:style style:name="P89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90" style:family="paragraph" style:parent-style-name="Text_20_body">
      <style:paragraph-properties fo:line-height="100%"/>
      <style:text-properties officeooo:paragraph-rsid="004c00f8"/>
    </style:style>
    <style:style style:name="P91" style:family="paragraph" style:parent-style-name="Text_20_body">
      <style:text-properties fo:font-size="12pt" style:font-size-asian="12pt"/>
    </style:style>
    <style:style style:name="P92" style:family="paragraph" style:parent-style-name="Text_20_body">
      <style:paragraph-properties fo:line-height="100%" fo:text-align="center" style:justify-single-word="false"/>
      <style:text-properties fo:font-size="12pt" officeooo:paragraph-rsid="004c00f8" style:font-size-asian="12pt"/>
    </style:style>
    <style:style style:name="P93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94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95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96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97" style:family="paragraph" style:parent-style-name="Text_20_body">
      <style:text-properties fo:font-size="12pt" officeooo:paragraph-rsid="004c00f8" style:font-size-asian="12pt"/>
    </style:style>
    <style:style style:name="P98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99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4c00f8" style:font-size-asian="7pt" style:font-size-complex="7pt"/>
    </style:style>
    <style:style style:name="P101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4c00f8" style:font-size-asian="7pt" style:font-size-complex="7pt"/>
    </style:style>
    <style:style style:name="P102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103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104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105" style:family="paragraph" style:parent-style-name="Text_20_body">
      <style:paragraph-properties fo:line-height="130%" fo:text-align="start" style:justify-single-word="false"/>
      <style:text-properties fo:font-size="9pt" officeooo:rsid="006faaac" style:font-size-asian="9pt" style:font-size-complex="9pt"/>
    </style:style>
    <style:style style:name="P106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107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108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109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110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4446f4" style:font-size-asian="12pt" style:font-weight-asian="normal" style:font-weight-complex="normal"/>
    </style:style>
    <style:style style:name="P111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112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4446f4" style:font-size-asian="10pt" style:font-weight-asian="normal" style:font-size-complex="10pt" style:font-weight-complex="normal"/>
    </style:style>
    <style:style style:name="P113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4446f4" style:font-size-asian="10pt" style:font-weight-asian="normal" style:font-size-complex="10pt" style:font-weight-complex="normal"/>
    </style:style>
    <style:style style:name="P114" style:family="paragraph" style:parent-style-name="Text_20_body">
      <style:paragraph-properties fo:line-height="100%"/>
      <style:text-properties style:font-name="Times New Roman1" fo:font-size="10pt" fo:font-weight="normal" officeooo:paragraph-rsid="004446f4" style:font-size-asian="10pt" style:font-weight-asian="normal" style:font-size-complex="10pt" style:font-weight-complex="normal"/>
    </style:style>
    <style:style style:name="P115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68e615" style:font-size-asian="10pt" style:font-weight-asian="normal" style:font-weight-complex="normal"/>
    </style:style>
    <style:style style:name="P116" style:family="paragraph" style:parent-style-name="Text_20_body">
      <style:paragraph-properties fo:line-height="100%" fo:text-align="start" style:justify-single-word="false"/>
      <style:text-properties officeooo:rsid="006c9ad5" officeooo:paragraph-rsid="006c9ad5"/>
    </style:style>
    <style:style style:name="P11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1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1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2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2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2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24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25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26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27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28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29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30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31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32" style:family="paragraph" style:parent-style-name="Text_20_body">
      <style:paragraph-properties fo:margin-left="0in" fo:margin-right="0.4811in" fo:line-height="100%" fo:text-indent="0in" style:auto-text-indent="false"/>
    </style:style>
    <style:style style:name="P133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34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35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36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37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38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39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40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41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42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43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44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4c00f8" style:font-size-asian="8pt" style:font-size-complex="8pt"/>
    </style:style>
    <style:style style:name="P145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46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47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48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49" style:family="paragraph" style:parent-style-name="Heading_20_6">
      <style:text-properties fo:font-size="16pt" style:font-size-asian="16pt" style:font-size-complex="16pt"/>
    </style:style>
    <style:style style:name="P150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51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52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53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54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55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56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57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58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59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60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61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62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63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64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65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166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67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68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69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70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71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72" style:family="paragraph" style:parent-style-name="Heading_20_8">
      <style:text-properties officeooo:paragraph-rsid="004396cf"/>
    </style:style>
    <style:style style:name="P173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74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75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76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77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78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79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80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81" style:family="paragraph" style:parent-style-name="Standard" style:master-page-name="Converted6">
      <style:paragraph-properties fo:text-align="justify" style:justify-single-word="false" style:page-number="auto"/>
    </style:style>
    <style:style style:name="P182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7c455a" style:font-size-asian="12pt" style:font-style-asian="italic"/>
    </style:style>
    <style:style style:name="P18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7c455a" officeooo:paragraph-rsid="007c455a" style:font-name-asian="Arial1" style:font-size-asian="8pt" style:font-name-complex="Times New Roman" style:font-size-complex="8pt"/>
    </style:style>
    <style:style style:name="P18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65eb" officeooo:paragraph-rsid="007f65eb" style:font-name-asian="Arial1" style:font-size-asian="9pt" style:font-name-complex="Times New Roman"/>
    </style:style>
    <style:style style:name="P18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7ff362" officeooo:paragraph-rsid="007ff362" style:font-name-asian="Arial1" style:font-size-asian="9pt" style:font-name-complex="Times New Roman"/>
    </style:style>
    <style:style style:name="P18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81cc89" officeooo:paragraph-rsid="0081cc89" style:font-name-asian="Arial1" style:font-size-asian="9pt" style:font-name-complex="Times New Roman"/>
    </style:style>
    <style:style style:name="P18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65eb" officeooo:paragraph-rsid="007f65eb" style:font-name-asian="Arial1" style:font-size-asian="8pt" style:font-name-complex="Times New Roman" style:font-size-complex="8pt"/>
    </style:style>
    <style:style style:name="P18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name-asian="Arial1" style:font-size-asian="8pt" style:font-name-complex="Times New Roman" style:font-size-complex="8pt"/>
    </style:style>
    <style:style style:name="P18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7ff362" officeooo:paragraph-rsid="007ff362" style:font-size-asian="8pt" style:font-size-complex="8pt"/>
    </style:style>
    <style:style style:name="P19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81cc89" officeooo:paragraph-rsid="0081cc89" style:font-name-asian="Arial1" style:font-size-asian="8pt" style:font-name-complex="Times New Roman" style:font-size-complex="8pt"/>
    </style:style>
    <style:style style:name="P191" style:family="paragraph" style:parent-style-name="Standard">
      <style:paragraph-properties fo:line-height="100%" fo:text-align="start" style:justify-single-word="false" style:snap-to-layout-grid="false"/>
      <style:text-properties fo:font-size="7pt" officeooo:rsid="007c70b3" officeooo:paragraph-rsid="007c70b3" style:font-size-asian="7pt" style:font-size-complex="7pt"/>
    </style:style>
    <style:style style:name="P192" style:family="paragraph" style:parent-style-name="Text_20_body">
      <style:paragraph-properties fo:line-height="100%"/>
      <style:text-properties fo:font-size="8pt" officeooo:rsid="007c70b3" officeooo:paragraph-rsid="007c70b3" style:font-size-asian="8pt" style:font-size-complex="8pt"/>
    </style:style>
    <style:style style:name="P193" style:family="paragraph" style:parent-style-name="Text_20_body">
      <style:paragraph-properties fo:line-height="100%"/>
      <style:text-properties fo:font-size="8pt" officeooo:rsid="001c8352" officeooo:paragraph-rsid="007c70b3" style:font-size-asian="8pt" style:font-size-complex="8pt"/>
    </style:style>
    <style:style style:name="P194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95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196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197" style:family="paragraph" style:parent-style-name="Text_20_body">
      <style:paragraph-properties fo:line-height="100%"/>
      <style:text-properties fo:font-size="8pt" officeooo:rsid="007c9684" officeooo:paragraph-rsid="007c9684" style:font-size-asian="8pt" style:font-size-complex="8pt"/>
    </style:style>
    <style:style style:name="P198" style:family="paragraph" style:parent-style-name="Text_20_body">
      <style:paragraph-properties fo:line-height="100%" fo:text-align="center" style:justify-single-word="false"/>
      <style:text-properties fo:font-size="8pt" officeooo:rsid="007c9684" officeooo:paragraph-rsid="007c9684" style:font-size-asian="8pt" style:font-size-complex="8pt"/>
    </style:style>
    <style:style style:name="P199" style:family="paragraph" style:parent-style-name="Text_20_body">
      <style:paragraph-properties fo:line-height="100%" fo:text-align="start" style:justify-single-word="false"/>
      <style:text-properties fo:font-size="8pt" officeooo:rsid="007c9684" officeooo:paragraph-rsid="007c9684" style:font-size-asian="8pt" style:font-size-complex="8pt"/>
    </style:style>
    <style:style style:name="P200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201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202" style:family="paragraph" style:parent-style-name="Text_20_body">
      <style:paragraph-properties fo:line-height="100%"/>
      <style:text-properties fo:font-size="7pt" officeooo:rsid="007c70b3" officeooo:paragraph-rsid="007c70b3" style:font-size-asian="7pt" style:font-size-complex="7pt"/>
    </style:style>
    <style:style style:name="P203" style:family="paragraph" style:parent-style-name="Text_20_body">
      <style:paragraph-properties fo:line-height="100%" fo:text-align="start" style:justify-single-word="false"/>
      <style:text-properties fo:font-size="7pt" officeooo:rsid="007c70b3" officeooo:paragraph-rsid="007c70b3" style:font-size-asian="7pt" style:font-size-complex="7pt"/>
    </style:style>
    <style:style style:name="P204" style:family="paragraph" style:parent-style-name="Text_20_body">
      <style:paragraph-properties fo:line-height="100%" fo:text-align="end" style:justify-single-word="false"/>
      <style:text-properties officeooo:rsid="007d5728" officeooo:paragraph-rsid="007d5728"/>
    </style:style>
    <style:style style:name="P205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206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207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08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09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10" style:family="paragraph" style:parent-style-name="footnote_20_text" style:master-page-name="Converted2">
      <style:paragraph-properties fo:text-align="justify" style:justify-single-word="false" style:page-number="auto"/>
    </style:style>
    <style:style style:name="P211" style:family="paragraph" style:parent-style-name="footnote_20_text" style:master-page-name="Converted4">
      <style:paragraph-properties fo:text-align="justify" style:justify-single-word="false" style:page-number="auto"/>
    </style:style>
    <style:style style:name="P212" style:family="paragraph" style:parent-style-name="footnote_20_text" style:master-page-name="Converted8">
      <style:paragraph-properties style:page-number="auto"/>
    </style:style>
    <style:style style:name="P213" style:family="paragraph" style:parent-style-name="footnote_20_text" style:master-page-name="Converted10">
      <style:paragraph-properties style:page-number="auto"/>
    </style:style>
    <style:style style:name="P214" style:family="paragraph" style:parent-style-name="footnote_20_text" style:master-page-name="Converted12">
      <style:paragraph-properties fo:text-align="justify" style:justify-single-word="false" style:page-number="auto"/>
    </style:style>
    <style:style style:name="P215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officeooo:rsid="00775594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2bb2d" style:font-size-asian="12pt" style:font-weight-asian="bold"/>
    </style:style>
    <style:style style:name="T7" style:family="text">
      <style:text-properties fo:font-size="12pt" fo:font-weight="bold" officeooo:rsid="001e5bfe" style:font-size-asian="12pt" style:font-weight-asian="bold"/>
    </style:style>
    <style:style style:name="T8" style:family="text">
      <style:text-properties fo:font-size="12pt" fo:font-weight="bold" officeooo:rsid="002b639e" style:font-size-asian="12pt" style:font-weight-asian="bold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text-underline-style="solid" style:text-underline-width="auto" style:text-underline-color="font-color" officeooo:rsid="00775594" style:font-size-asian="12pt" style:font-style-asian="italic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officeooo:rsid="003c32f9" style:font-size-asian="12pt" style:font-style-asian="italic" style:font-style-complex="italic"/>
    </style:style>
    <style:style style:name="T17" style:family="text">
      <style:text-properties fo:font-size="12pt" fo:font-style="italic" officeooo:rsid="0009ade3" style:font-size-asian="12pt" style:font-style-asian="italic" style:font-style-complex="italic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style:font-weight-asian="normal" style:font-weight-complex="bold"/>
    </style:style>
    <style:style style:name="T20" style:family="text">
      <style:text-properties fo:font-weight="normal" officeooo:rsid="001e5bfe" style:font-weight-asian="normal"/>
    </style:style>
    <style:style style:name="T21" style:family="text">
      <style:text-properties fo:font-weight="normal" officeooo:rsid="002e0fe6" style:font-weight-asian="normal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fo:font-size="8pt" officeooo:rsid="000b3b24" style:font-size-asian="8pt"/>
    </style:style>
    <style:style style:name="T26" style:family="text">
      <style:text-properties style:font-name="Symbol"/>
    </style:style>
    <style:style style:name="T27" style:family="text">
      <style:text-properties style:font-name="Symbol" style:font-name-asian="Symbol1" style:font-name-complex="Symbol1"/>
    </style:style>
    <style:style style:name="T28" style:family="text">
      <style:text-properties style:font-name="Symbol" fo:font-size="8pt" style:font-size-asian="8pt"/>
    </style:style>
    <style:style style:name="T29" style:family="text">
      <style:text-properties style:font-name="Symbol" fo:font-size="8pt" style:font-name-asian="Symbol1" style:font-size-asian="8pt" style:font-name-complex="Symbol1" style:font-size-complex="8pt"/>
    </style:style>
    <style:style style:name="T30" style:family="text">
      <style:text-properties style:font-name="Symbol" fo:font-size="12pt" fo:font-weight="bold" style:font-size-asian="12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fo:font-size="9pt" fo:language="en" fo:country="US" style:font-size-asian="9pt"/>
    </style:style>
    <style:style style:name="T33" style:family="text">
      <style:text-properties officeooo:rsid="0009ade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9ade3" style:font-weight-asian="bold" style:font-weight-complex="bold"/>
    </style:style>
    <style:style style:name="T36" style:family="text">
      <style:text-properties fo:font-weight="bold" officeooo:rsid="002e0fe6" style:font-weight-asian="bold" style:font-weight-complex="bold"/>
    </style:style>
    <style:style style:name="T37" style:family="text">
      <style:text-properties fo:font-weight="bold" officeooo:rsid="002f1e4e" style:font-weight-asian="bold" style:font-weight-complex="bold"/>
    </style:style>
    <style:style style:name="T38" style:family="text">
      <style:text-properties fo:font-weight="bold" officeooo:rsid="0030a931" style:font-weight-asian="bold" style:font-weight-complex="bold"/>
    </style:style>
    <style:style style:name="T39" style:family="text">
      <style:text-properties fo:font-weight="bold" officeooo:rsid="002b2889" style:font-weight-asian="bold" style:font-weight-complex="bold"/>
    </style:style>
    <style:style style:name="T40" style:family="text">
      <style:text-properties fo:font-weight="bold" officeooo:rsid="002b639e" style:font-weight-asian="bold" style:font-weight-complex="bold"/>
    </style:style>
    <style:style style:name="T41" style:family="text">
      <style:text-properties fo:font-weight="bold" officeooo:rsid="00324b22" style:font-weight-asian="bold" style:font-weight-complex="bold"/>
    </style:style>
    <style:style style:name="T42" style:family="text">
      <style:text-properties fo:font-weight="bold" officeooo:rsid="002941bc" style:font-weight-asian="bold" style:font-weight-complex="bold"/>
    </style:style>
    <style:style style:name="T43" style:family="text">
      <style:text-properties fo:font-weight="bold" officeooo:rsid="007c9684" style:font-weight-asian="bold" style:font-weight-complex="bold"/>
    </style:style>
    <style:style style:name="T44" style:family="text">
      <style:text-properties fo:font-weight="bold" officeooo:rsid="0081cc89" style:font-weight-asian="bold" style:font-weight-complex="bold"/>
    </style:style>
    <style:style style:name="T45" style:family="text">
      <style:text-properties fo:font-weight="bold" style:font-weight-asian="bold" style:font-size-complex="10pt" style:font-weight-complex="bold"/>
    </style:style>
    <style:style style:name="T46" style:family="text">
      <style:text-properties officeooo:rsid="001a1dcf"/>
    </style:style>
    <style:style style:name="T47" style:family="text">
      <style:text-properties officeooo:rsid="00279cb6"/>
    </style:style>
    <style:style style:name="T48" style:family="text">
      <style:text-properties style:use-window-font-color="true" style:font-name="Times New Roman1" fo:font-size="7pt" style:font-size-asian="7pt" style:font-size-complex="7pt"/>
    </style:style>
    <style:style style:name="T49" style:family="text">
      <style:text-properties style:use-window-font-color="true" style:font-name="Times New Roman1" fo:font-size="7pt" officeooo:rsid="00117abc" style:font-size-asian="7pt" style:font-size-complex="7pt"/>
    </style:style>
    <style:style style:name="T50" style:family="text">
      <style:text-properties style:use-window-font-color="true" style:font-name="Times New Roman1" fo:font-size="7pt" officeooo:rsid="005b3002" style:font-size-asian="7pt" style:font-size-complex="7pt"/>
    </style:style>
    <style:style style:name="T51" style:family="text">
      <style:text-properties style:use-window-font-color="true" style:font-name="Times New Roman1" fo:font-size="7pt" officeooo:rsid="006dd7aa" style:font-size-asian="7pt" style:font-size-complex="7pt"/>
    </style:style>
    <style:style style:name="T52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officeooo:rsid="00135ec1"/>
    </style:style>
    <style:style style:name="T55" style:family="text">
      <style:text-properties fo:color="#000000" style:font-name="Times New Roman" fo:language="ru" fo:country="RU" officeooo:rsid="001a1dcf" style:font-name-asian="Arial1" style:font-name-complex="Times New Roman"/>
    </style:style>
    <style:style style:name="T56" style:family="text">
      <style:text-properties fo:color="#000000" style:font-name="Times New Roman" fo:language="ru" fo:country="RU" officeooo:rsid="005a4355" style:font-name-asian="Arial1" style:font-name-complex="Times New Roman"/>
    </style:style>
    <style:style style:name="T57" style:family="text">
      <style:text-properties fo:color="#000000" officeooo:rsid="001bfa4e" style:font-name-asian="Arial1" style:font-name-complex="Times New Roman"/>
    </style:style>
    <style:style style:name="T58" style:family="text">
      <style:text-properties fo:color="#000000" officeooo:rsid="007a9631" style:font-name-asian="Arial1" style:font-name-complex="Times New Roman"/>
    </style:style>
    <style:style style:name="T59" style:family="text">
      <style:text-properties fo:font-variant="normal" fo:text-transform="none" fo:font-style="normal"/>
    </style:style>
    <style:style style:name="T60" style:family="text">
      <style:text-properties fo:font-variant="normal" fo:text-transform="none" fo:font-style="normal" officeooo:rsid="001bfa4e"/>
    </style:style>
    <style:style style:name="T61" style:family="text">
      <style:text-properties fo:font-variant="normal" fo:text-transform="none" fo:font-style="normal" officeooo:rsid="007a9631"/>
    </style:style>
    <style:style style:name="T62" style:family="text">
      <style:text-properties fo:font-variant="normal" fo:text-transform="none" fo:font-style="normal" officeooo:rsid="007f65eb"/>
    </style:style>
    <style:style style:name="T63" style:family="text">
      <style:text-properties fo:font-variant="normal" fo:text-transform="none" fo:color="#000000" fo:font-style="normal" officeooo:rsid="007a9631" style:font-name-asian="Arial1" style:font-name-complex="Times New Roman"/>
    </style:style>
    <style:style style:name="T64" style:family="text">
      <style:text-properties fo:font-variant="normal" fo:text-transform="none" fo:color="#000000" fo:font-style="normal" officeooo:rsid="007bb996" style:font-name-asian="Arial1" style:font-name-complex="Times New Roman"/>
    </style:style>
    <style:style style:name="T65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1" style:font-size-asian="8pt" style:font-name-complex="Times New Roman" style:font-size-complex="8pt"/>
    </style:style>
    <style:style style:name="T66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1" style:font-size-asian="8pt" style:font-name-complex="Times New Roman" style:font-size-complex="8pt"/>
    </style:style>
    <style:style style:name="T67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68" style:family="text">
      <style:text-properties fo:font-variant="normal" fo:text-transform="none" fo:color="#000000" style:font-name="Arial" fo:font-size="9pt" fo:letter-spacing="normal" fo:font-style="normal" fo:font-weight="normal" officeooo:rsid="0074eea8"/>
    </style:style>
    <style:style style:name="T69" style:family="text">
      <style:text-properties fo:font-variant="normal" fo:text-transform="none" fo:letter-spacing="normal" fo:font-style="normal" fo:font-weight="normal"/>
    </style:style>
    <style:style style:name="T70" style:family="text">
      <style:text-properties fo:font-variant="normal" fo:text-transform="none" fo:letter-spacing="normal" fo:font-style="normal" fo:font-weight="normal" style:font-name-asian="Arial1" style:font-name-complex="Times New Roman"/>
    </style:style>
    <style:style style:name="T71" style:family="text">
      <style:text-properties fo:font-variant="normal" fo:text-transform="none" fo:letter-spacing="normal" fo:font-style="normal" fo:font-weight="normal" officeooo:rsid="00202246" style:font-name-asian="Arial1" style:font-name-complex="Times New Roman"/>
    </style:style>
    <style:style style:name="T72" style:family="text">
      <style:text-properties fo:font-variant="normal" fo:text-transform="none" fo:letter-spacing="normal" fo:font-style="normal" fo:font-weight="normal" officeooo:rsid="002321e1" style:font-name-asian="Arial1" style:font-name-complex="Times New Roman"/>
    </style:style>
    <style:style style:name="T73" style:family="text">
      <style:text-properties fo:font-variant="normal" fo:text-transform="none" fo:letter-spacing="normal" fo:font-style="normal" fo:font-weight="normal" officeooo:rsid="00202246"/>
    </style:style>
    <style:style style:name="T74" style:family="text">
      <style:text-properties fo:font-variant="normal" fo:text-transform="none" style:font-name="Times new roman" fo:letter-spacing="normal" fo:font-style="normal" fo:font-weight="normal"/>
    </style:style>
    <style:style style:name="T75" style:family="text">
      <style:text-properties fo:font-variant="normal" fo:text-transform="none" style:font-name="Times new roman" fo:letter-spacing="normal" fo:font-style="normal" fo:font-weight="normal" officeooo:rsid="007c70b3"/>
    </style:style>
    <style:style style:name="T76" style:family="text">
      <style:text-properties fo:font-variant="normal" fo:text-transform="none" style:font-name="Times New Roman1" fo:letter-spacing="normal" fo:font-style="normal" fo:font-weight="normal"/>
    </style:style>
    <style:style style:name="T77" style:family="text">
      <style:text-properties officeooo:rsid="00287efe"/>
    </style:style>
    <style:style style:name="T78" style:family="text">
      <style:text-properties officeooo:rsid="002544ac"/>
    </style:style>
    <style:style style:name="T79" style:family="text">
      <style:text-properties officeooo:rsid="0026c6c4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line-through-style="solid" style:text-line-through-type="single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26c6c4" style:font-style-asian="italic" style:font-style-complex="italic"/>
    </style:style>
    <style:style style:name="T84" style:family="text">
      <style:text-properties fo:font-style="italic" officeooo:rsid="002e0fe6" style:font-style-asian="italic" style:font-style-complex="italic"/>
    </style:style>
    <style:style style:name="T85" style:family="text">
      <style:text-properties fo:font-style="italic" officeooo:rsid="006ff983" style:font-style-asian="italic" style:font-style-complex="italic"/>
    </style:style>
    <style:style style:name="T86" style:family="text">
      <style:text-properties fo:font-style="italic" officeooo:rsid="007c9684" style:font-style-asian="italic" style:font-style-complex="italic"/>
    </style:style>
    <style:style style:name="T87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6ff983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7c9684" style:font-style-asian="italic" style:font-weight-asian="normal" style:font-style-complex="italic" style:font-weight-complex="normal"/>
    </style:style>
    <style:style style:name="T90" style:family="text">
      <style:text-properties officeooo:rsid="002941bc"/>
    </style:style>
    <style:style style:name="T91" style:family="text">
      <style:text-properties officeooo:rsid="0029bdef"/>
    </style:style>
    <style:style style:name="T92" style:family="text">
      <style:text-properties officeooo:rsid="002b639e"/>
    </style:style>
    <style:style style:name="T93" style:family="text">
      <style:text-properties officeooo:rsid="002e0fe6"/>
    </style:style>
    <style:style style:name="T94" style:family="text">
      <style:text-properties officeooo:rsid="002b2889"/>
    </style:style>
    <style:style style:name="T95" style:family="text">
      <style:text-properties officeooo:rsid="0030d10d"/>
    </style:style>
    <style:style style:name="T96" style:family="text">
      <style:text-properties style:font-size-complex="10pt"/>
    </style:style>
    <style:style style:name="T97" style:family="text">
      <style:text-properties officeooo:rsid="0068e615" style:font-size-complex="10pt"/>
    </style:style>
    <style:style style:name="T98" style:family="text">
      <style:text-properties officeooo:rsid="0032ad25"/>
    </style:style>
    <style:style style:name="T99" style:family="text">
      <style:text-properties officeooo:rsid="00364670"/>
    </style:style>
    <style:style style:name="T100" style:family="text">
      <style:text-properties style:font-name="Times New Roman1" fo:font-size="12pt" style:font-size-asian="12pt" style:font-size-complex="12pt"/>
    </style:style>
    <style:style style:name="T101" style:family="text">
      <style:text-properties style:font-name="Times New Roman1" fo:font-size="12pt" officeooo:rsid="002b639e" style:font-size-asian="12pt" style:font-size-complex="12pt"/>
    </style:style>
    <style:style style:name="T102" style:family="text">
      <style:text-properties officeooo:rsid="00324b22"/>
    </style:style>
    <style:style style:name="T103" style:family="text">
      <style:text-properties officeooo:rsid="00563dc6"/>
    </style:style>
    <style:style style:name="T104" style:family="text">
      <style:text-properties fo:language="ru" fo:country="RU" officeooo:rsid="001bfa4e" style:font-name-asian="Arial1" style:font-name-complex="Times New Roman"/>
    </style:style>
    <style:style style:name="T105" style:family="text">
      <style:text-properties fo:language="ru" fo:country="RU" officeooo:rsid="0066412e" style:font-name-asian="Arial1" style:font-name-complex="Times New Roman"/>
    </style:style>
    <style:style style:name="T106" style:family="text">
      <style:text-properties officeooo:rsid="000b3b24"/>
    </style:style>
    <style:style style:name="T107" style:family="text">
      <style:text-properties officeooo:rsid="006c0855"/>
    </style:style>
    <style:style style:name="T108" style:family="text">
      <style:text-properties officeooo:rsid="006dd7aa"/>
    </style:style>
    <style:style style:name="T109" style:family="text">
      <style:text-properties officeooo:rsid="006faaac"/>
    </style:style>
    <style:style style:name="T110" style:family="text">
      <style:text-properties officeooo:rsid="006ff983"/>
    </style:style>
    <style:style style:name="T111" style:family="text">
      <style:text-properties officeooo:rsid="00707885"/>
    </style:style>
    <style:style style:name="T112" style:family="text">
      <style:text-properties officeooo:rsid="00775594"/>
    </style:style>
    <style:style style:name="T113" style:family="text">
      <style:text-properties officeooo:rsid="007a9631"/>
    </style:style>
    <style:style style:name="T114" style:family="text">
      <style:text-properties officeooo:rsid="007c455a"/>
    </style:style>
    <style:style style:name="T115" style:family="text">
      <style:text-properties officeooo:rsid="007c70b3"/>
    </style:style>
    <style:style style:name="T116" style:family="text">
      <style:text-properties officeooo:rsid="007c9684"/>
    </style:style>
    <style:style style:name="T117" style:family="text">
      <style:text-properties officeooo:rsid="007f0541"/>
    </style:style>
    <style:style style:name="T118" style:family="text">
      <style:text-properties officeooo:rsid="007f65eb"/>
    </style:style>
    <style:style style:name="T119" style:family="text">
      <style:text-properties officeooo:rsid="007ff362"/>
    </style:style>
    <style:style style:name="T120" style:family="text">
      <style:text-properties officeooo:rsid="0081cc89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0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49" text:outline-level="6">МАРШРУТНАЯ КНИЖКА № _______</text:h>
        <text:p text:style-name="P15"/>
        <text:h text:style-name="P149" text:outline-level="6">ТУРИСТСКОГО СПОРТИВНОГО ПОХОДА</text:h>
        <text:p text:style-name="P16"/>
        <text:p text:style-name="P16"/>
        <text:p text:style-name="P16"/>
        <text:p text:style-name="P16"/>
        <text:p text:style-name="P16"/>
        <text:p text:style-name="P16"/>
        <text:p text:style-name="P20">Маршрутная книжка, не заверенная штампом</text:p>
        <text:p text:style-name="P20">маршрутно – квалификационной комиссии,</text:p>
        <text:p text:style-name="P20">недействительна</text:p>
        <text:p text:style-name="P123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<text:span text:style-name="T112">20</text:span> г.</text:p>
        <text:p text:style-name="P159"/>
        <text:p text:style-name="P159">1. Общие сведения</text:p>
        <text:p text:style-name="P17"/>
        <text:p text:style-name="P21"><text:span text:style-name="T1">Группа туристов </text:span><text:span text:style-name="T13">Горного Турклуба МГУ</text:span></text:p>
        <text:p text:style-name="P21"><text:span text:style-name="T1">в составе </text:span><text:span text:style-name="T14">6</text:span><text:span text:style-name="T1"> человек совершает с «</text:span><text:span text:style-name="T14">5</text:span><text:span text:style-name="T1">» </text:span><text:span text:style-name="T4">июля</text:span><text:span text:style-name="T1"> по «</text:span><text:span text:style-name="T9">1</text:span><text:span text:style-name="T14">9</text:span><text:span text:style-name="T1">» </text:span><text:span text:style-name="T4">июля</text:span><text:span text:style-name="T9"> 20</text:span><text:span text:style-name="T14">20</text:span><text:span text:style-name="T1"> г. </text:span><text:span text:style-name="T9">горный</text:span><text:span text:style-name="T1"> поход </text:span><text:span text:style-name="T4">второй</text:span><text:span text:style-name="T11"> к.</text:span><text:span text:style-name="T12">с.</text:span><text:span text:style-name="T3"> по </text:span><text:span text:style-name="T16">Центральному Кавказу</text:span><text:span text:style-name="T3"> (</text:span><text:span text:style-name="T9">Приэльбрусье</text:span><text:span text:style-name="T10">)</text:span><text:span text:style-name="T15"> </text:span><text:span text:style-name="T1">по маршруту:</text:span></text:p>
        <text:p text:style-name="P182"><text:span text:style-name="T34">Нитка маршрута</text:span>: <text:span text:style-name="T78">пос. Тырныауз (1300)— дол. р. Кумыксу — дол. р. Тырныауз — пер. Тырныауз (1А, 3366) — верх. р. Суарык — пер. Суарык (1Б, 3227) — дол.р.Загулла (Джугунтау) — дол. р. Кыртык — дол. р. Уллуесенчи — пер. Кыртыкауш (н/к, 3242) — дол. р. Исламчат — пер. Исламчат (н/к, 3100) — верх. р. Каракая-Су — лед.плато Джикаугенкез — пер. Ирикчат (1Б 3667) — пер. Ирик Восточный/Советский Воин (1Б, 3600) — лед. Восточный Мкяра - пер. Ворута (1А, 3400) — дол. р. Мукал — пер. Сылтран (н/к, 3442) — дол. р. Сылтрансу — пос. Верхний Баксан — дол. р.Адыр-су — дол. р. Джаловчат — пер. Джаловчат (1Б, 3270) — траверс пер. Курмычи (1Б, 3800) — в. Курмытау (4025) — пер. ВЦСПС (1Б, 3690) — а/л Джантуган — дол. р. Адыл-су — пос. Терскол</text:span></text:p>
        <text:p text:style-name="P22"/>
        <text:p text:style-name="P21"><text:span text:style-name="T1">Руководитель учреждения: </text:span><text:span text:style-name="T17">Зеленцов Д. Ю.</text:span><text:span text:style-name="T1"> ( <text:s text:c="31"/>)</text:span></text:p>
        <text:p text:style-name="P137">МП</text:p>
        <text:p text:style-name="P24"/>
        <text:h text:style-name="P73" text:outline-level="9">Руководитель группы <text:span text:style-name="T35">Вельтищев М.Н</text:span><text:span text:style-name="T33">.</text:span> тел. <text:span text:style-name="T35">+7 (915) 068-61-86</text:span></text:h>
        <text:p text:style-name="P138">( Фамилия, И., О. )</text:p>
        <text:p text:style-name="P37"/>
        <text:p text:style-name="P25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17"/>
              <text:p text:style-name="P117">№№</text:p>
              <text:p text:style-name="P117">п/п</text:p>
              <text:p text:style-name="P117"/>
            </table:table-cell>
            <table:table-cell table:style-name="Table1.B1" office:value-type="string">
              <text:p text:style-name="P117"/>
              <text:p text:style-name="P117">Фамилия, имя, отчество</text:p>
              <text:p text:style-name="P117"/>
              <text:p text:style-name="P117"/>
            </table:table-cell>
            <table:table-cell table:style-name="Table1.B1" office:value-type="string">
              <text:p text:style-name="P117"/>
              <text:p text:style-name="P118"><text:span text:style-name="T25">Дата</text:span><text:span text:style-name="T24"> </text:span></text:p>
              <text:p text:style-name="P117">рождения</text:p>
              <text:p text:style-name="P117"/>
            </table:table-cell>
            <table:table-cell table:style-name="Table1.D1" office:value-type="string">
              <text:p text:style-name="P117"/>
              <text:p text:style-name="P117">Место работы </text:p>
              <text:p text:style-name="P117">(должность, телефон.)</text:p>
              <text:p text:style-name="P117"/>
            </table:table-cell>
          </table:table-row>
          <table:table-row table:style-name="Table1.2">
            <table:table-cell table:style-name="Table1.A1" office:value-type="string">
              <text:p text:style-name="P88">1</text:p>
            </table:table-cell>
            <table:table-cell table:style-name="Table1.B1" office:value-type="string">
              <text:p text:style-name="P64">Вельтищев Михаил Николаевич</text:p>
            </table:table-cell>
            <table:table-cell table:style-name="Table1.B1" office:value-type="string">
              <text:p text:style-name="P63">15.12.1984</text:p>
            </table:table-cell>
            <table:table-cell table:style-name="Table1.D1" office:value-type="string">
              <text:p text:style-name="P55">ООО “Яндекс.<text:span text:style-name="T46">Технологии</text:span>”, 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88">2</text:p>
            </table:table-cell>
            <table:table-cell table:style-name="Table1.B1" office:value-type="string">
              <text:p text:style-name="P58"><text:span text:style-name="T114">Белькова Любовь Александровна</text:span></text:p>
            </table:table-cell>
            <table:table-cell table:style-name="Table1.B1" office:value-type="string">
              <text:p text:style-name="P62"><text:span text:style-name="T114">09</text:span>.<text:span text:style-name="T114">10</text:span>.199<text:span text:style-name="T114">7</text:span></text:p>
            </table:table-cell>
            <table:table-cell table:style-name="Table1.D1" office:value-type="string">
              <text:p text:style-name="P55"><text:span text:style-name="T114">МГУ им. М.В.Ломоносова, студент 2 курса</text:span></text:p>
            </table:table-cell>
          </table:table-row>
          <table:table-row table:style-name="Table1.3">
            <table:table-cell table:style-name="Table1.A1" office:value-type="string">
              <text:p text:style-name="P88">3</text:p>
            </table:table-cell>
            <table:table-cell table:style-name="Table1.B1" office:value-type="string">
              <text:p text:style-name="P183">Погодин Святослав </text:p>
            </table:table-cell>
            <table:table-cell table:style-name="Table1.B1" office:value-type="string">
              <text:p text:style-name="P50">14.07.1998</text:p>
            </table:table-cell>
            <table:table-cell table:style-name="Table1.D1" office:value-type="string">
              <text:p text:style-name="P53">МГУ, Физический факультет, кафедра ФЭЧ, студент 4 курса</text:p>
            </table:table-cell>
          </table:table-row>
          <table:table-row table:style-name="Table1.3">
            <table:table-cell table:style-name="Table1.A1" office:value-type="string">
              <text:p text:style-name="P204">4</text:p>
            </table:table-cell>
            <table:table-cell table:style-name="Table1.B1" office:value-type="string">
              <text:p text:style-name="P60">Цимбалов Юрий Александрович</text:p>
            </table:table-cell>
            <table:table-cell table:style-name="Table1.B1" office:value-type="string">
              <text:p text:style-name="P51">15.12.1989</text:p>
            </table:table-cell>
            <table:table-cell table:style-name="Table1.D1" office:value-type="string">
              <text:p text:style-name="P54">Ц<text:span text:style-name="T47">ПМ</text:span>, 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204">5</text:p>
            </table:table-cell>
            <table:table-cell table:style-name="Table1.B1" office:value-type="string">
              <text:p text:style-name="P61"><text:span text:style-name="T114">Чашникова Анастасия Александровна</text:span></text:p>
            </table:table-cell>
            <table:table-cell table:style-name="Table1.B1" office:value-type="string">
              <text:p text:style-name="P52"><text:span text:style-name="T114">01</text:span>.<text:span text:style-name="T114">12</text:span>.19<text:span text:style-name="T114">98</text:span></text:p>
            </table:table-cell>
            <table:table-cell table:style-name="Table1.D1" office:value-type="string">
              <text:p text:style-name="P54">ООО "Яндекс.Технологии", специалист</text:p>
            </table:table-cell>
          </table:table-row>
          <table:table-row table:style-name="Table1.3">
            <table:table-cell table:style-name="Table1.A1" office:value-type="string">
              <text:p text:style-name="P204">6</text:p>
            </table:table-cell>
            <table:table-cell table:style-name="Table1.B1" office:value-type="string">
              <text:p text:style-name="P59">Янеева Юлия <text:span text:style-name="T46">Владимировна</text:span></text:p>
            </table:table-cell>
            <table:table-cell table:style-name="Table1.B1" office:value-type="string">
              <text:p text:style-name="P51">17.03.1983</text:p>
            </table:table-cell>
            <table:table-cell table:style-name="Table1.D1" office:value-type="string">
              <text:p text:style-name="P54">ФГУП МИА "Россия сегодня", старший инженер</text:p>
            </table:table-cell>
          </table:table-row>
        </table:table>
        <text:p text:style-name="P129">Соответствие сведений о туристском и перевальном опыте руководителя и участников похода согласно справкам о зачете похода проверил<text:span text:style-name="T26"><text:note text:id="ftn1" text:note-class="footnote"><text:note-citation text:label=""></text:note-citation><text:note-body><text:p text:style-name="P210"><text:span text:style-name="footnote_20_reference"><text:span text:style-name="T27"></text:span></text:span><text:span text:style-name="T31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28"/>
        <text:p text:style-name="P130">Член МКК _______________________ ( <text:span text:style-name="T106">Зеленцов Д.Ю. </text:span>)</text:p>
        <text:p text:style-name="P179">(подпись) <text:tab/><text:tab/><text:tab/><text:tab/><text:tab/><text:tab/><text:tab/><text:tab/> (Фамилия И.,О.)</text:p>
        <text:p text:style-name="P143">Особые указания: ____________________________________________</text:p>
        <text:p text:style-name="P42">_______________________________________________________</text:p>
        <text:p text:style-name="P131">Срок сдачи отчета о походе до «<text:span text:style-name="T109">30</text:span>» <text:span text:style-name="T109">ноября</text:span> 20<text:span text:style-name="T115">20</text:span> г. в объеме</text:p>
        <text:p text:style-name="P105">интернет-версия + фото.</text:p>
        <text:p text:style-name="P131">Группа обязана направить сообщение по форме 6–Тур заказным</text:p>
        <text:p text:style-name="P178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75">Домашний адрес и телефон</text:p>
              </table:table-cell>
              <table:table-cell table:style-name="Table2.B1" office:value-type="string">
                <text:p text:style-name="P169"><text:span text:style-name="T24">Туристская подготовка</text:span><text:span text:style-name="T24"><text:note text:id="ftn2" text:note-class="footnote"><text:note-citation text:label=""></text:note-citation><text:note-body><text:p text:style-name="P211"><text:span text:style-name="footnote_20_reference"><text:span text:style-name="T27"></text:span></text:span><text:span text:style-name="T31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50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75"><text:span text:style-name="T103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75">Обязанности<text:line-break/>в группе</text:p>
              </table:table-cell>
              <table:table-cell table:style-name="Table2.D1" office:value-type="string">
                <text:p text:style-name="P133"><text:span text:style-name="T24">Роспись в знании Правил</text:span><text:span text:style-name="T28"><text:note text:id="ftn3" text:note-class="footnote"><text:note-citation text:label=""></text:note-citation><text:note-body><text:p text:style-name="P181"><text:span text:style-name="footnote_20_reference"><text:span text:style-name="T27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29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8"><text:span text:style-name="T48">Мичуринский пр-т, </text:span><text:span text:style-name="T52">Олимпийская</text:span><text:span text:style-name="T48"> дер., 18-130, </text:span><text:a xlink:type="simple" xlink:href="mailto:dichlofos-mv@yandex.ru" text:style-name="Internet_20_link" text:visited-style-name="Visited_20_Internet_20_Link"><text:span text:style-name="T53">dichlofos-mv@yandex.ru</text:span></text:a><text:span text:style-name="T49">, 9150686186, </text:span><text:span text:style-name="T50">род. 9268267945 </text:span><text:span text:style-name="T51">(Дима) 9168172871 (Катя)</text:span></text:p>
            </table:table-cell>
            <table:table-cell table:style-name="Table2.B1" office:value-type="string">
              <text:p text:style-name="P5">3 <text:span text:style-name="T54">с эл. 4</text:span> ГУ (Памир), <text:span text:style-name="T54">2018, 2Б (пер. Дарапиоз), 1ГР (2019, Приэльбрусье)</text:span></text:p>
            </table:table-cell>
            <table:table-cell table:style-name="Table2.B1" office:value-type="string">
              <text:p text:style-name="P144">Руководитель, финансист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3">
            <table:table-cell table:style-name="Table2.A1" office:value-type="string">
              <text:p text:style-name="P191">Москва, ул.Дыбенко, 44-23</text:p>
            </table:table-cell>
            <table:table-cell table:style-name="Table2.B1" office:value-type="string">
              <text:p text:style-name="P6">1ГУ <text:span text:style-name="T115">(Архыз)</text:span>, <text:span text:style-name="T54">2019</text:span></text:p>
            </table:table-cell>
            <table:table-cell table:style-name="Table2.B1" office:value-type="string">
              <text:p text:style-name="P192">Медик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3">
            <table:table-cell table:style-name="Table2.A1" office:value-type="string">
              <text:p text:style-name="P7"><text:span text:style-name="T74">Свердловская </text:span><text:span text:style-name="T75">обл</text:span><text:span text:style-name="T74">, гор. Екатеринбург, ул. Сурикова, д.30, кв. 23</text:span></text:p>
            </table:table-cell>
            <table:table-cell table:style-name="Table2.B1" office:value-type="string">
              <text:p text:style-name="P203">ПВД</text:p>
            </table:table-cell>
            <table:table-cell table:style-name="Table2.B1" office:value-type="string">
              <text:p text:style-name="P77">Реммастер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3">
            <table:table-cell table:style-name="Table2.A1" office:value-type="string">
              <text:p text:style-name="P14"><text:span text:style-name="T55">Москва, ул. Люблинская, 124-85, yura.tsts@gmail.com, 9686122855, </text:span><text:span text:style-name="T56">род. </text:span>4953492081</text:p>
            </table:table-cell>
            <table:table-cell table:style-name="Table2.B1" office:value-type="string">
              <text:p text:style-name="P100">4 ГУ (Памир), 2018,</text:p>
              <text:p text:style-name="P101">2Б (пер. 60-летия Октября)</text:p>
            </table:table-cell>
            <table:table-cell table:style-name="Table2.B1" office:value-type="string">
              <text:p text:style-name="P193"><text:span text:style-name="T115">Пом. ру</text:span>к-<text:span text:style-name="T115">ля</text:span>,</text:p>
              <text:p text:style-name="P193"><text:span text:style-name="T115">связист</text:span>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3">
            <table:table-cell table:style-name="Table2.A1" office:value-type="string">
              <text:p text:style-name="P56">МО. г.Химки, ул. Юннатов, 11-184, cheremisinasv@mail.ru, 9164265060,</text:p>
              <text:p text:style-name="P57">род. <text:span text:style-name="T108">9251164610</text:span></text:p>
            </table:table-cell>
            <table:table-cell table:style-name="Table2.B1" office:value-type="string">
              <text:p text:style-name="P202">1ГУ (Архыз), 2019</text:p>
            </table:table-cell>
            <table:table-cell table:style-name="Table2.B1" office:value-type="string">
              <text:p text:style-name="P192">Снаряженец</text:p>
            </table:table-cell>
            <table:table-cell table:style-name="Table2.D1" office:value-type="string">
              <text:p text:style-name="P90"/>
            </table:table-cell>
          </table:table-row>
          <table:table-row table:style-name="Table2.3">
            <table:table-cell table:style-name="Table2.A1" office:value-type="string">
              <text:p text:style-name="P7"><text:span text:style-name="T104">Москва, ул. Маршала Савицкого, 28к1-117, blackmamba05@yandex.ru, 9151156762, </text:span><text:span text:style-name="T105">род </text:span><text:span text:style-name="T76">9154030671</text:span></text:p>
            </table:table-cell>
            <table:table-cell table:style-name="Table2.B1" office:value-type="string">
              <text:p text:style-name="P202">1ГУ (Приэльбрусье), 2019</text:p>
            </table:table-cell>
            <table:table-cell table:style-name="Table2.B1" office:value-type="string">
              <text:p text:style-name="P77"><text:span text:style-name="T115">Завхоз,<text:line-break/>х</text:span>ронометрист</text:p>
            </table:table-cell>
            <table:table-cell table:style-name="Table2.D1" office:value-type="string">
              <text:p text:style-name="P90"/>
            </table:table-cell>
          </table:table-row>
        </table:table>
        <text:p text:style-name="P43"/>
        <text:p text:style-name="P28"><text:span text:style-name="T5">3.</text:span><text:span text:style-name="T7">1</text:span><text:span text:style-name="T5"> План похода (заявленный)</text:span><text:span text:style-name="T30"><text:note text:id="ftn4" text:note-class="footnote"><text:note-citation text:label=""></text:note-citation><text:note-body><text:p text:style-name="P212"><text:span text:style-name="footnote_20_reference"><text:span text:style-name="T27"></text:span></text:span><text:span text:style-name="T31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65">Даты</text:p>
            </table:table-cell>
            <table:table-cell table:style-name="Table7.A1" office:value-type="string">
              <text:p text:style-name="P65">Дни пути</text:p>
            </table:table-cell>
            <table:table-cell table:style-name="Table7.A1" office:value-type="string">
              <text:p text:style-name="P165">Участки маршрута</text:p>
            </table:table-cell>
            <table:table-cell table:style-name="Table7.A1" office:value-type="string">
              <text:p text:style-name="P165">Км</text:p>
            </table:table-cell>
            <table:table-cell table:style-name="Table7.E1" office:value-type="string">
              <text:p text:style-name="P65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44">0<text:span text:style-name="T113">5</text:span>.0<text:span text:style-name="T113">7</text:span></text:p>
            </table:table-cell>
            <table:table-cell table:style-name="Table7.A2" office:value-type="string">
              <text:p text:style-name="P44">1</text:p>
            </table:table-cell>
            <table:table-cell table:style-name="Table7.A2" office:value-type="string">
              <text:p text:style-name="P71"><text:span text:style-name="T58">г. Мин.Воды - </text:span><text:span text:style-name="T57">Пос. </text:span><text:span text:style-name="T58">Тырныауз</text:span><text:span text:style-name="T57"> — </text:span><text:span text:style-name="T63">р. Кумыксу</text:span></text:p>
            </table:table-cell>
            <table:table-cell table:style-name="Table7.A2" office:value-type="string">
              <text:p text:style-name="P49">7.<text:span text:style-name="T117">4</text:span>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0<text:span text:style-name="T113">6</text:span>.0<text:span text:style-name="T113">7</text:span></text:p>
            </table:table-cell>
            <table:table-cell table:style-name="Table7.A2" office:value-type="string">
              <text:p text:style-name="P44">2</text:p>
            </table:table-cell>
            <table:table-cell table:style-name="Table7.A2" office:value-type="string">
              <text:p text:style-name="P71"><text:span text:style-name="T63">р. Кумыксу — </text:span><text:span text:style-name="T64">верх. р. Тырныауз</text:span></text:p>
            </table:table-cell>
            <table:table-cell table:style-name="Table7.A2" office:value-type="string">
              <text:p text:style-name="P184">4.5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0<text:span text:style-name="T113">7</text:span>.0<text:span text:style-name="T113">7</text:span></text:p>
            </table:table-cell>
            <table:table-cell table:style-name="Table7.A2" office:value-type="string">
              <text:p text:style-name="P44">3</text:p>
            </table:table-cell>
            <table:table-cell table:style-name="Table7.A2" office:value-type="string">
              <text:p text:style-name="P67"><text:span text:style-name="T62">Верх. р. Тырныауз - </text:span><text:span text:style-name="T61"><text:s/>пер. Тырныауз (1А, 3360</text:span><text:span text:style-name="T62">)</text:span><text:span text:style-name="T61"> — цирк пер. Суарык — </text:span><text:span text:style-name="T62">пер. Суарык (1Б, 3227) — дол. р. Загулла</text:span></text:p>
            </table:table-cell>
            <table:table-cell table:style-name="Table7.A2" office:value-type="string">
              <text:p text:style-name="P184">7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0<text:span text:style-name="T113">8</text:span>.0<text:span text:style-name="T113">7</text:span></text:p>
            </table:table-cell>
            <table:table-cell table:style-name="Table7.A2" office:value-type="string">
              <text:p text:style-name="P44">4</text:p>
            </table:table-cell>
            <table:table-cell table:style-name="Table7.A2" office:value-type="string">
              <text:p text:style-name="P66"><text:span text:style-name="T62">Дол. р. Загулла — дол. р. Кыртык — дол. р. Уллу-Есенчи</text:span></text:p>
            </table:table-cell>
            <table:table-cell table:style-name="Table7.A2" office:value-type="string">
              <text:p text:style-name="P44">1<text:span text:style-name="T118">4</text:span>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0<text:span text:style-name="T113">9</text:span>.0<text:span text:style-name="T113">7</text:span></text:p>
            </table:table-cell>
            <table:table-cell table:style-name="Table7.A2" office:value-type="string">
              <text:p text:style-name="P44">5</text:p>
            </table:table-cell>
            <table:table-cell table:style-name="Table7.A2" office:value-type="string">
              <text:p text:style-name="P187"><text:span text:style-name="T60">Д</text:span><text:span text:style-name="T59">ол. р. Уллу-Есенчи — пер. Кыртыкауш (3240, н/к) — дол. р. Исламчат — пер. Исламчат (3100, нк) — дол. р. Каракая-Су</text:span></text:p>
            </table:table-cell>
            <table:table-cell table:style-name="Table7.A2" office:value-type="string">
              <text:p text:style-name="P184">8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<text:span text:style-name="T113">10</text:span>.0<text:span text:style-name="T113">7</text:span></text:p>
            </table:table-cell>
            <table:table-cell table:style-name="Table7.A2" office:value-type="string">
              <text:p text:style-name="P44">6</text:p>
            </table:table-cell>
            <table:table-cell table:style-name="Table7.A2" office:value-type="string">
              <text:p text:style-name="P188">Дол. р. Каракая-Су — лед. Плато Джикаугенкез — пер. Ирикчат (1Б, 3667) — верх. р. Ирикчат</text:p>
            </table:table-cell>
            <table:table-cell table:style-name="Table7.A2" office:value-type="string">
              <text:p text:style-name="P45">1<text:span text:style-name="T119">1</text:span>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<text:span text:style-name="T113">11</text:span>.0<text:span text:style-name="T113">7</text:span></text:p>
            </table:table-cell>
            <table:table-cell table:style-name="Table7.A2" office:value-type="string">
              <text:p text:style-name="P44">7</text:p>
            </table:table-cell>
            <table:table-cell table:style-name="Table7.A2" office:value-type="string">
              <text:p text:style-name="P68"><text:span text:style-name="T119">Верх. р. Ирикчат — подход под пер. Ирик Восточный</text:span></text:p>
            </table:table-cell>
            <table:table-cell table:style-name="Table7.A2" office:value-type="string">
              <text:p text:style-name="P185">5.5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2</text:span>.0<text:span text:style-name="T113">7</text:span></text:p>
            </table:table-cell>
            <table:table-cell table:style-name="Table7.A2" office:value-type="string">
              <text:p text:style-name="P44">8</text:p>
            </table:table-cell>
            <table:table-cell table:style-name="Table7.A2" office:value-type="string">
              <text:p text:style-name="P189"><text:span text:style-name="T71">П</text:span><text:span text:style-name="T70">ер. Ирик Восточный (1Б, 3600) — пер Ворута (1А) — р. Мукал — пер. Сылтран (нк, 3400) — оз. Сылтранкёль</text:span></text:p>
            </table:table-cell>
            <table:table-cell table:style-name="Table7.A2" office:value-type="string">
              <text:p text:style-name="P185">9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3</text:span>.0<text:span text:style-name="T113">7</text:span></text:p>
            </table:table-cell>
            <table:table-cell table:style-name="Table7.A2" office:value-type="string">
              <text:p text:style-name="P44">9</text:p>
            </table:table-cell>
            <table:table-cell table:style-name="Table7.A2" office:value-type="string">
              <text:p text:style-name="P188"><text:span text:style-name="T73">Д</text:span><text:span text:style-name="T69">ень запаса</text:span></text:p>
            </table:table-cell>
            <table:table-cell table:style-name="Table7.A2" office:value-type="string">
              <text:p text:style-name="P46">-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4</text:span>.0<text:span text:style-name="T113">7</text:span></text:p>
            </table:table-cell>
            <table:table-cell table:style-name="Table7.A2" office:value-type="string">
              <text:p text:style-name="P44">10</text:p>
            </table:table-cell>
            <table:table-cell table:style-name="Table7.A2" office:value-type="string">
              <text:p text:style-name="P189"><text:span text:style-name="T72">о</text:span><text:span text:style-name="T70">з. Сылтранкёль — пос. Верх. Баксан — дол. р. Адыр-Су</text:span></text:p>
            </table:table-cell>
            <table:table-cell table:style-name="Table7.A2" office:value-type="string">
              <text:p text:style-name="P185">14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5</text:span>.0<text:span text:style-name="T113">7</text:span></text:p>
            </table:table-cell>
            <table:table-cell table:style-name="Table7.A2" office:value-type="string">
              <text:p text:style-name="P44">11</text:p>
            </table:table-cell>
            <table:table-cell table:style-name="Table7.A2" office:value-type="string">
              <text:p text:style-name="P72"><text:span text:style-name="T119">Дол. р. Адыр-Су — подход под пер. Джаловчат</text:span></text:p>
            </table:table-cell>
            <table:table-cell table:style-name="Table7.A2" office:value-type="string">
              <text:p text:style-name="P47">7.5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6</text:span>.0<text:span text:style-name="T113">7</text:span></text:p>
            </table:table-cell>
            <table:table-cell table:style-name="Table7.A2" office:value-type="string">
              <text:p text:style-name="P44">12</text:p>
            </table:table-cell>
            <table:table-cell table:style-name="Table7.A2" office:value-type="string">
              <text:p text:style-name="P72"><text:span text:style-name="T120">Пер. Джаловчат — траверс пер. Курмычи (1Б, 3800) — в. Курмытау (4051) — пер. ВЦСПС (1Б, 3700) — а/л Джантуган</text:span></text:p>
            </table:table-cell>
            <table:table-cell table:style-name="Table7.A2" office:value-type="string">
              <text:p text:style-name="P186">10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7</text:span>.0<text:span text:style-name="T113">7</text:span></text:p>
            </table:table-cell>
            <table:table-cell table:style-name="Table7.A2" office:value-type="string">
              <text:p text:style-name="P44">13</text:p>
            </table:table-cell>
            <table:table-cell table:style-name="Table7.A2" office:value-type="string">
              <text:p text:style-name="P190">а/л Джантуган — пос. Терскол</text:p>
            </table:table-cell>
            <table:table-cell table:style-name="Table7.A2" office:value-type="string">
              <text:p text:style-name="P186">17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2" office:value-type="string">
              <text:p text:style-name="P44">1<text:span text:style-name="T113">8</text:span>.0<text:span text:style-name="T113">7</text:span></text:p>
            </table:table-cell>
            <table:table-cell table:style-name="Table7.A2" office:value-type="string">
              <text:p text:style-name="P44">14</text:p>
            </table:table-cell>
            <table:table-cell table:style-name="Table7.A2" office:value-type="string">
              <text:p text:style-name="P190">День запаса</text:p>
            </table:table-cell>
            <table:table-cell table:style-name="Table7.A2" office:value-type="string">
              <text:p text:style-name="P48">-</text:p>
            </table:table-cell>
            <table:table-cell table:style-name="Table7.E2" office:value-type="string">
              <text:p text:style-name="P44">пешком</text:p>
            </table:table-cell>
          </table:table-row>
          <table:table-row table:style-name="Table7.1">
            <table:table-cell table:style-name="Table7.A16" office:value-type="string">
              <text:p text:style-name="P44">1<text:span text:style-name="T113">9</text:span>.0<text:span text:style-name="T113">7</text:span></text:p>
            </table:table-cell>
            <table:table-cell table:style-name="Table7.A16" office:value-type="string">
              <text:p text:style-name="P44">15</text:p>
            </table:table-cell>
            <table:table-cell table:style-name="Table7.A16" office:value-type="string">
              <text:p text:style-name="P69">День запаса, <text:span text:style-name="T120">отъезд в Мин. Воды</text:span></text:p>
            </table:table-cell>
            <table:table-cell table:style-name="Table7.A16" office:value-type="string">
              <text:p text:style-name="P48">0</text:p>
            </table:table-cell>
            <table:table-cell table:style-name="Table7.E16" office:value-type="string">
              <text:p text:style-name="P44">пешком</text:p>
            </table:table-cell>
          </table:table-row>
        </table:table>
        <text:p text:style-name="P124"><text:span text:style-name="T20">Итого акт</text:span><text:span text:style-name="T18">ивными способами передвижения: </text:span><text:span text:style-name="T42">1</text:span><text:span text:style-name="T44">14</text:span><text:span text:style-name="T42">.</text:span><text:span text:style-name="T44">9</text:span><text:span text:style-name="T42"> км</text:span></text:p>
        <text:p text:style-name="P111"/>
        <text:p text:style-name="P158"><text:span text:style-name="T8">3.2</text:span><text:span text:style-name="T5">. План похода(согласованный с МКК)</text:span><text:span text:style-name="T30"><text:note text:id="ftn5" text:note-class="footnote"><text:note-citation text:label=""></text:note-citation><text:note-body><text:p text:style-name="P213"><text:span text:style-name="footnote_20_reference"><text:span text:style-name="T27"></text:span></text:span><text:span text:style-name="T31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04">Даты</text:p>
            </table:table-cell>
            <table:table-cell table:style-name="Table3.B1" office:value-type="string">
              <text:p text:style-name="P104">Дни пути</text:p>
            </table:table-cell>
            <table:table-cell table:style-name="Table3.B1" office:value-type="string">
              <text:p text:style-name="P104">Участки маршрута</text:p>
            </table:table-cell>
            <table:table-cell table:style-name="Table3.B1" office:value-type="string">
              <text:p text:style-name="P104">Км</text:p>
            </table:table-cell>
            <table:table-cell table:style-name="Table3.E1" office:value-type="string">
              <text:p text:style-name="P120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89">-</text:p>
            </table:table-cell>
            <table:table-cell table:style-name="Table3.B2" office:value-type="string">
              <text:p text:style-name="P89"/>
            </table:table-cell>
            <table:table-cell table:style-name="Table3.B1" office:value-type="string">
              <text:p text:style-name="P116">Без изменений.</text:p>
            </table:table-cell>
            <table:table-cell table:style-name="Table3.B2" office:value-type="string">
              <text:p text:style-name="P89"/>
            </table:table-cell>
            <table:table-cell table:style-name="Table3.E2" office:value-type="string">
              <text:p text:style-name="P119"/>
            </table:table-cell>
          </table:table-row>
        </table:table>
        <text:p text:style-name="P153"/>
        <text:p text:style-name="P153">Итого активными способами передвижения: -</text:p>
        <text:p text:style-name="P153"/>
        <text:p text:style-name="P153"/>
        <text:p text:style-name="P153"/>
        <text:p text:style-name="P153"/>
        <text:p text:style-name="P11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04">Даты</text:p>
            </table:table-cell>
            <table:table-cell table:style-name="Table6.B1" office:value-type="string">
              <text:p text:style-name="P104">Дни пути</text:p>
            </table:table-cell>
            <table:table-cell table:style-name="Table6.B1" office:value-type="string">
              <text:p text:style-name="P104">Участки маршрута</text:p>
            </table:table-cell>
            <table:table-cell table:style-name="Table6.B1" office:value-type="string">
              <text:p text:style-name="P104">Км</text:p>
            </table:table-cell>
            <table:table-cell table:style-name="Table6.E1" office:value-type="string">
              <text:p text:style-name="P120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106"/>
            </table:table-cell>
            <table:table-cell table:style-name="Table6.B2" office:value-type="string">
              <text:p text:style-name="P106"/>
            </table:table-cell>
            <table:table-cell table:style-name="Table6.B1" office:value-type="string">
              <text:p text:style-name="P4"><text:span text:style-name="T37">План Б </text:span><text:span text:style-name="T38">(аварийный)</text:span></text:p>
            </table:table-cell>
            <table:table-cell table:style-name="Table6.B2" office:value-type="string">
              <text:p text:style-name="P89"/>
            </table:table-cell>
            <table:table-cell table:style-name="Table6.E2" office:value-type="string">
              <text:p text:style-name="P121"/>
            </table:table-cell>
          </table:table-row>
          <table:table-row table:style-name="Table6.2">
            <table:table-cell table:style-name="Table6.A2" office:value-type="string">
              <text:p text:style-name="P106">13.08</text:p>
            </table:table-cell>
            <table:table-cell table:style-name="Table6.B2" office:value-type="string">
              <text:p text:style-name="P106">11</text:p>
            </table:table-cell>
            <table:table-cell table:style-name="Table6.B1" office:value-type="string">
              <text:p text:style-name="P70"><text:span text:style-name="T65">Слияние с притоком р. Уллу-хурзук Уллухурзукский — пос Хурзук </text:span><text:span text:style-name="T66">(место выброски с маршрута)</text:span></text:p>
            </table:table-cell>
            <table:table-cell table:style-name="Table6.B2" office:value-type="string">
              <text:p text:style-name="P106">11</text:p>
            </table:table-cell>
            <table:table-cell table:style-name="Table6.E2" office:value-type="string">
              <text:p text:style-name="P121">Пешком</text:p>
            </table:table-cell>
          </table:table-row>
          <table:table-row table:style-name="Table6.4">
            <table:table-cell table:style-name="Table6.A2" office:value-type="string">
              <text:p text:style-name="P106"/>
            </table:table-cell>
            <table:table-cell table:style-name="Table6.B2" office:value-type="string">
              <text:p text:style-name="P106"/>
            </table:table-cell>
            <table:table-cell table:style-name="Table6.B1" office:value-type="string">
              <text:p text:style-name="P10"/>
            </table:table-cell>
            <table:table-cell table:style-name="Table6.B2" office:value-type="string">
              <text:p text:style-name="P89"/>
            </table:table-cell>
            <table:table-cell table:style-name="Table6.E2" office:value-type="string">
              <text:p text:style-name="P121"/>
            </table:table-cell>
          </table:table-row>
          <table:table-row table:style-name="Table6.2">
            <table:table-cell table:style-name="Table6.A2" office:value-type="string">
              <text:p text:style-name="P107"/>
            </table:table-cell>
            <table:table-cell table:style-name="Table6.B2" office:value-type="string">
              <text:p text:style-name="P89"/>
            </table:table-cell>
            <table:table-cell table:style-name="Table6.B1" office:value-type="string">
              <text:p text:style-name="P9"/>
              <text:p text:style-name="P9"/>
            </table:table-cell>
            <table:table-cell table:style-name="Table6.B2" office:value-type="string">
              <text:p text:style-name="P107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4">
            <table:table-cell table:style-name="Table6.A2" office:value-type="string">
              <text:p text:style-name="P107"/>
            </table:table-cell>
            <table:table-cell table:style-name="Table6.B2" office:value-type="string">
              <text:p text:style-name="P89"/>
            </table:table-cell>
            <table:table-cell table:style-name="Table6.B1" office:value-type="string">
              <text:p text:style-name="P9"/>
              <text:p text:style-name="P9"/>
            </table:table-cell>
            <table:table-cell table:style-name="Table6.B2" office:value-type="string">
              <text:p text:style-name="P108"/>
            </table:table-cell>
            <table:table-cell table:style-name="Table6.E2" office:value-type="string">
              <text:p text:style-name="P122"/>
            </table:table-cell>
          </table:table-row>
          <table:table-row table:style-name="Table6.2">
            <table:table-cell table:style-name="Table6.A2" office:value-type="string">
              <text:p text:style-name="P89"/>
            </table:table-cell>
            <table:table-cell table:style-name="Table6.B2" office:value-type="string">
              <text:p text:style-name="P89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89"/>
            </table:table-cell>
            <table:table-cell table:style-name="Table6.E2" office:value-type="string">
              <text:p text:style-name="P119"/>
            </table:table-cell>
          </table:table-row>
          <table:table-row table:style-name="Table6.2">
            <table:table-cell table:style-name="Table6.A2" office:value-type="string">
              <text:p text:style-name="P89"/>
            </table:table-cell>
            <table:table-cell table:style-name="Table6.B2" office:value-type="string">
              <text:p text:style-name="P89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74"/>
            </table:table-cell>
            <table:table-cell table:style-name="Table6.E2" office:value-type="string">
              <text:p text:style-name="P74"/>
            </table:table-cell>
          </table:table-row>
        </table:table>
        <text:p text:style-name="P154"/>
        <text:p text:style-name="P173"><text:span text:style-name="T101">4</text:span><text:span text:style-name="T100">. Схема маршрута</text:span><text:span text:style-name="T100"><text:note text:id="ftn6" text:note-class="footnote"><text:note-citation text:label=""></text:note-citation><text:note-body><text:p text:style-name="P214"><text:span text:style-name="footnote_20_reference"><text:span text:style-name="T27"></text:span></text:span><text:span text:style-name="T31"> Для маршрутов </text:span><text:span text:style-name="T32">I</text:span><text:span text:style-name="T31"> – </text:span><text:span text:style-name="T32">III</text:span><text:span text:style-name="T31"> категорий сложности дается схема, а для маршрутов </text:span><text:span text:style-name="T32">IV</text:span><text:span text:style-name="T31"> – </text:span><text:span text:style-name="T32">VI</text:span><text:span text:style-name="T31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99"/>
        <text:p text:style-name="P157"><text:span text:style-name="T8">5</text:span><text:span text:style-name="T5">. Сложные участки маршрута и способы их преодоления</text:span><text:span text:style-name="T5"><text:note text:id="ftn7" text:note-class="footnote"><text:note-citation text:label=""></text:note-citation><text:note-body><text:p text:style-name="P215"><text:span text:style-name="footnote_20_reference"><text:span text:style-name="T27"></text:span></text:span><text:span text:style-name="T31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09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15"><text:span text:style-name="T45">1. Пер. Джикаугенкез (1А, 3550 м)</text:span><text:span text:style-name="T96">. Тропа по мелко-осыпным или конгломератным склонам до 20 градусов. Открытый ледник, зачехлённый ледник с возможными ледовыми разломами. </text:span><text:span text:style-name="T97">Для преодоления крутых ледовых склонов может потребоваться провешивание перил на спуск</text:span><text:span text:style-name="T96"> (см. отчёт А.Мурановой 2018 г)</text:span></text:p>
        <text:p text:style-name="P112"><text:span text:style-name="T34">2. Брод р. Кызылкол</text:span>: по колено.</text:p>
        <text:p text:style-name="P112"><text:span text:style-name="T34">3. пер. Балк-Баши</text:span> (1А, 3690 м). Травянисто-каменистый склон до 25 градусов, тропа. Мелкая и средня осыпь.</text:p>
        <text:p text:style-name="P112"><text:span text:style-name="T34">4. Пер. </text:span><text:span text:style-name="T39">Кольцевой (1А, 3353 м)+ пер. </text:span><text:span text:style-name="T34">Лётчика Машкова (1А, 3</text:span><text:span text:style-name="T39">500 </text:span><text:span text:style-name="T34">м)</text:span>. <text:span text:style-name="T94">На подъём - с</text:span>лежавшаяся крупная осыпь до 20 градусов с тропой. <text:span text:style-name="T94">На траверсе — средне-крупная осыпь. На спуск - подвижная мелкая осыпь до 30 градусов, травянистые склоны до 30 градусов.</text:span></text:p>
        <text:p text:style-name="P113"><text:span text:style-name="T34">5. Пер. Тешикауш (Куршоу Нижний) (1А, 3412 м).</text:span> Живые крупноблочные осыпи, крутые травянистые склоны. <text:span text:style-name="T95">Рекомендуется прохождение в хорошую погоду (см. отчёт В. Прудкогляда 2018 г).</text:span></text:p>
        <text:p text:style-name="P114"><text:span text:style-name="T39">6</text:span><text:span text:style-name="T41">а</text:span><text:span text:style-name="T39">. </text:span><text:span text:style-name="T40">Пер. Хотютау (3546 м) + пер. Эхо Войны (3349 м) (1А)</text:span><text:span text:style-name="T92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114"><text:span text:style-name="T41">6б. Пер Хотютау (3546 м) (1Б)</text:span><text:span text:style-name="T102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170" text:outline-level="1">6. Аварийные выходы с маршрута</text:h>
        <text:p text:style-name="P110"><text:span text:style-name="T34">0. </text:span>Возвращение в пос. Баксан (при нахождении на маршруте до пер. Джикаугенкез).</text:p>
        <text:p text:style-name="P110"><text:span text:style-name="T34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10"><text:span text:style-name="T34">2. </text:span>Спуск в <text:span text:style-name="T98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56">7. Материальное обеспечение группы</text:p>
        <text:p text:style-name="P126">Необходимый набор продуктов питания имеется.</text:p>
        <text:p text:style-name="P126">Общественное и личное снаряжение в достаточном количестве имеется.</text:p>
        <text:p text:style-name="P126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02">Групповое</text:p>
            </table:table-cell>
            <table:covered-table-cell/>
            <table:table-cell table:style-name="Table4.A1" table:number-columns-spanned="2" office:value-type="string">
              <text:p text:style-name="P102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04">Наименование</text:p>
            </table:table-cell>
            <table:table-cell table:style-name="Table4.A1" office:value-type="string">
              <text:p text:style-name="P104">Количество</text:p>
            </table:table-cell>
            <table:table-cell table:style-name="Table4.A1" office:value-type="string">
              <text:p text:style-name="P104">Наименование</text:p>
            </table:table-cell>
            <table:table-cell table:style-name="Table4.A1" office:value-type="string">
              <text:p text:style-name="P104">Количество</text:p>
            </table:table-cell>
          </table:table-row>
          <table:table-row table:style-name="Table4.2">
            <table:table-cell table:style-name="Table4.A1" office:value-type="string">
              <text:p text:style-name="P79">Верёвка 50м (10мм <text:span text:style-name="T91">single</text:span>)</text:p>
            </table:table-cell>
            <table:table-cell table:style-name="Table4.A1" office:value-type="string">
              <text:p text:style-name="P80">1 бухта</text:p>
            </table:table-cell>
            <table:table-cell table:style-name="Table4.A1" office:value-type="string">
              <text:p text:style-name="P79">Каска</text:p>
            </table:table-cell>
            <table:table-cell table:style-name="Table4.A1" office:value-type="string">
              <text:p text:style-name="P78">1</text:p>
            </table:table-cell>
          </table:table-row>
          <table:table-row table:style-name="Table4.2">
            <table:table-cell table:style-name="Table4.A1" office:value-type="string">
              <text:p text:style-name="P81">Верёвка 50м (<text:span text:style-name="T116">10</text:span>мм single)</text:p>
            </table:table-cell>
            <table:table-cell table:style-name="Table4.A1" office:value-type="string">
              <text:p text:style-name="P80">1 бухта</text:p>
            </table:table-cell>
            <table:table-cell table:style-name="Table4.A1" office:value-type="string">
              <text:p text:style-name="P79">Ледоруб</text:p>
            </table:table-cell>
            <table:table-cell table:style-name="Table4.A1" office:value-type="string">
              <text:p text:style-name="P78">1</text:p>
            </table:table-cell>
          </table:table-row>
          <table:table-row table:style-name="Table4.2">
            <table:table-cell table:style-name="Table4.A1" office:value-type="string">
              <text:p text:style-name="P79">Верёвка расходная (7мм)</text:p>
            </table:table-cell>
            <table:table-cell table:style-name="Table4.A1" office:value-type="string">
              <text:p text:style-name="P78"><text:span text:style-name="T91">3x7</text:span>м</text:p>
            </table:table-cell>
            <table:table-cell table:style-name="Table4.A1" office:value-type="string">
              <text:p text:style-name="P79">Треккинговые палки</text:p>
            </table:table-cell>
            <table:table-cell table:style-name="Table4.A1" office:value-type="string">
              <text:p text:style-name="P78">комплект</text:p>
            </table:table-cell>
          </table:table-row>
          <table:table-row table:style-name="Table4.2">
            <table:table-cell table:style-name="Table4.A1" office:value-type="string">
              <text:p text:style-name="P79"/>
            </table:table-cell>
            <table:table-cell table:style-name="Table4.A1" office:value-type="string">
              <text:p text:style-name="P78"/>
            </table:table-cell>
            <table:table-cell table:style-name="Table4.A1" office:value-type="string">
              <text:p text:style-name="P79">Очки солнцезащитные</text:p>
            </table:table-cell>
            <table:table-cell table:style-name="Table4.A1" office:value-type="string">
              <text:p text:style-name="P78">1</text:p>
            </table:table-cell>
          </table:table-row>
          <table:table-row table:style-name="Table4.2">
            <table:table-cell table:style-name="Table4.A1" office:value-type="string">
              <text:p text:style-name="P85"/>
            </table:table-cell>
            <table:table-cell table:style-name="Table4.A1" office:value-type="string">
              <text:p text:style-name="P84"/>
            </table:table-cell>
            <table:table-cell table:style-name="Table4.A1" office:value-type="string">
              <text:p text:style-name="P197">Кошки</text:p>
            </table:table-cell>
            <table:table-cell table:style-name="Table4.A1" office:value-type="string">
              <text:p text:style-name="P198">1</text:p>
            </table:table-cell>
          </table:table-row>
          <table:table-row table:style-name="Table4.2">
            <table:table-cell table:style-name="Table4.A8" office:value-type="string">
              <text:p text:style-name="P85">Ледобуры</text:p>
            </table:table-cell>
            <table:table-cell table:style-name="Table4.A8" office:value-type="string">
              <text:p text:style-name="P84"><text:span text:style-name="T116">5</text:span> шт</text:p>
            </table:table-cell>
            <table:table-cell table:style-name="Table4.A8" office:value-type="string">
              <text:p text:style-name="P81">Гамаши</text:p>
            </table:table-cell>
            <table:table-cell table:style-name="Table4.A8" office:value-type="string">
              <text:p text:style-name="P80">1</text:p>
            </table:table-cell>
          </table:table-row>
          <table:table-row table:style-name="Table4.2">
            <table:table-cell table:style-name="Table4.A1" office:value-type="string">
              <text:p text:style-name="P86">Жумары</text:p>
            </table:table-cell>
            <table:table-cell table:style-name="Table4.A1" office:value-type="string">
              <text:p text:style-name="P87">2 шт</text:p>
            </table:table-cell>
            <table:table-cell table:style-name="Table4.A1" office:value-type="string">
              <text:p text:style-name="P196">Страховочная система, грудная обвязка,<text:line-break/>блокировк<text:span text:style-name="T116">а</text:span></text:p>
            </table:table-cell>
            <table:table-cell table:style-name="Table4.A1" office:value-type="string">
              <text:p text:style-name="P84">комплект</text:p>
            </table:table-cell>
          </table:table-row>
          <table:table-row table:style-name="Table4.2">
            <table:table-cell table:style-name="Table4.A8" office:value-type="string">
              <text:p text:style-name="P86"/>
            </table:table-cell>
            <table:table-cell table:style-name="Table4.A8" office:value-type="string">
              <text:p text:style-name="P87"/>
            </table:table-cell>
            <table:table-cell table:style-name="Table4.A8" office:value-type="string">
              <text:p text:style-name="P199">ФСУ</text:p>
            </table:table-cell>
            <table:table-cell table:style-name="Table4.A8" office:value-type="string">
              <text:p text:style-name="P198">1</text:p>
            </table:table-cell>
          </table:table-row>
          <table:table-row table:style-name="Table4.2">
            <table:table-cell table:style-name="Table4.A1" office:value-type="string">
              <text:p text:style-name="P83"/>
            </table:table-cell>
            <table:table-cell table:style-name="Table4.A1" office:value-type="string">
              <text:p text:style-name="P82"/>
            </table:table-cell>
            <table:table-cell table:style-name="Table4.A1" office:value-type="string">
              <text:p text:style-name="P85">Карабины</text:p>
            </table:table-cell>
            <table:table-cell table:style-name="Table4.A1" office:value-type="string">
              <text:p text:style-name="P84">5</text:p>
            </table:table-cell>
          </table:table-row>
        </table:table>
        <text:p text:style-name="P76"/>
        <text:p text:style-name="P126">Необходимый ремонтный набор имеется.</text:p>
        <text:p text:style-name="P126">Необходимый набор медицинской аптечки имеется.</text:p>
        <text:p text:style-name="P126">Весовые характеристики груза, взятого на маршрут:</text:p>
        <text:p text:style-name="P76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02">Наименование</text:p>
            </table:table-cell>
            <table:table-cell table:style-name="Table5.A1" office:value-type="string">
              <text:p text:style-name="P102">На 1 человека</text:p>
            </table:table-cell>
            <table:table-cell table:style-name="Table5.A1" office:value-type="string">
              <text:p text:style-name="P102">На группу в <text:span text:style-name="T116">6</text:span> чел.</text:p>
            </table:table-cell>
          </table:table-row>
          <table:table-row table:style-name="Table5.2">
            <table:table-cell table:style-name="Table5.A1" office:value-type="string">
              <text:p text:style-name="P103">Продукты(всего/в день) </text:p>
            </table:table-cell>
            <table:table-cell table:style-name="Table5.A1" office:value-type="string">
              <text:p text:style-name="P96">9300 г / 620 г</text:p>
            </table:table-cell>
            <table:table-cell table:style-name="Table5.A1" office:value-type="string">
              <text:p text:style-name="P96">93 кг / <text:span text:style-name="T116">46000</text:span> г</text:p>
            </table:table-cell>
          </table:table-row>
          <table:table-row table:style-name="Table5.3">
            <table:table-cell table:style-name="Table5.A1" office:value-type="string">
              <text:p text:style-name="P103">Групповое снаряжение</text:p>
            </table:table-cell>
            <table:table-cell table:style-name="Table5.A1" office:value-type="string">
              <text:p text:style-name="P96">4800 г</text:p>
            </table:table-cell>
            <table:table-cell table:style-name="Table5.A1" office:value-type="string">
              <text:p text:style-name="P96">38 кг</text:p>
            </table:table-cell>
          </table:table-row>
          <table:table-row table:style-name="Table5.2">
            <table:table-cell table:style-name="Table5.A1" office:value-type="string">
              <text:p text:style-name="P103">Личное снаряжение</text:p>
            </table:table-cell>
            <table:table-cell table:style-name="Table5.A1" office:value-type="string">
              <text:p text:style-name="P96">14500 г</text:p>
            </table:table-cell>
            <table:table-cell table:style-name="Table5.A1" office:value-type="string">
              <text:p text:style-name="P96">145 кг</text:p>
            </table:table-cell>
          </table:table-row>
          <table:table-row table:style-name="Table5.3">
            <table:table-cell table:style-name="Table5.A1" office:value-type="string">
              <text:p text:style-name="P103">Всего:</text:p>
            </table:table-cell>
            <table:table-cell table:style-name="Table5.A1" office:value-type="string">
              <text:p text:style-name="P92"/>
            </table:table-cell>
            <table:table-cell table:style-name="Table5.A1" office:value-type="string">
              <text:p text:style-name="P92"/>
            </table:table-cell>
          </table:table-row>
        </table:table>
        <text:p text:style-name="P134"/>
        <text:p text:style-name="P148">Максимальная нагрузка на одного <text:tab/>мужчину<text:tab/>___<text:span text:style-name="T91">26.8</text:span>___ кг.</text:p>
        <text:p text:style-name="P147">Женщину<text:tab/>___<text:span text:style-name="T91">20.7 </text:span>__ кг.</text:p>
        <text:p text:style-name="P134"/>
        <text:p text:style-name="P136">Сведения, изложенные в разделах 1- 7 подтверждаю.</text:p>
        <text:p text:style-name="P76"/>
        <text:p text:style-name="P135"><text:span text:style-name="T1">Руководитель похода __________ ( </text:span><text:span text:style-name="T2">Вельтищев М. Н. </text:span><text:span text:style-name="T1">)</text:span></text:p>
        <text:p text:style-name="P76"/>
        <text:p text:style-name="P90"><text:span text:style-name="T1">«___»__________ 20___ г.<text:tab/><text:tab/><text:tab/></text:span><text:span text:style-name="T23">( подпись )</text:span><text:span text:style-name="T1"><text:tab/><text:tab/><text:tab/></text:span><text:span text:style-name="T23">( Фамилия. И., О. )</text:span></text:p>
        <text:p text:style-name="P39"/>
        <text:p text:style-name="P160">8. Ходатайство МКК</text:p>
        <text:p text:style-name="P151">Председателю МКК ______________________________________</text:p>
        <text:p text:style-name="P152">(наименование вышестоящей МКК)</text:p>
        <text:p text:style-name="P151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27">Предварительное рассмотрение произведено нашей комиссией «___»_____________ 20___ г.</text:p>
        <text:p text:style-name="P145">Председатель МКК ______________ (_______________)</text:p>
        <text:p text:style-name="P146">( подпись )<text:tab/><text:tab/><text:tab/><text:tab/> (Фамилия И.,О.)</text:p>
        <text:p text:style-name="P97">Штамп МКК</text:p>
        <text:p text:style-name="P40"><text:span text:style-name="T5">9. Результаты рассмотрения в </text:span><text:span text:style-name="T6">МКК</text:span></text:p>
        <text:p text:style-name="P140">Маршрутно-квалификационная комиссия ___________________</text:p>
        <text:p text:style-name="P34">__________________________________________________________</text:p>
        <text:p text:style-name="P34">в составе _________________________________________________</text:p>
        <text:p text:style-name="P34">__________________________________________________________</text:p>
        <text:p text:style-name="P34">с участием ________________________________________________</text:p>
        <text:p text:style-name="P94">рассмотрев материалы заявленного похода группы под руководством ____________________ считает, что (ненужное зачеркнуть):</text:p>
        <text:list xml:id="list2858702686" text:style-name="WWNum2">
          <text:list-item>
            <text:p text:style-name="P205">Маршрут соответствует (не соответствует) заявленной категории сложности.</text:p>
          </text:list-item>
          <text:list-item>
            <text:p text:style-name="P205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205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206">Заявочные материалы отвечают (не отвечают) установленным требованиям.</text:p>
            <text:p text:style-name="P207"/>
          </text:list-item>
        </text:list>
        <text:p text:style-name="P26">10. Результаты проверки на местности</text:p>
        <text:p text:style-name="P139">Группа в составе: руководитель __ <text:span text:style-name="T93">Вельтищев М. Н. _</text:span>__________</text:p>
        <text:p text:style-name="P142"><text:tab/><text:tab/><text:tab/><text:tab/><text:tab/><text:tab/><text:tab/><text:tab/><text:tab/><text:tab/><text:tab/><text:tab/><text:tab/><text:tab/>( Фамилия. И., О. )</text:p>
        <text:p text:style-name="P139">Участники <text:span text:style-name="T86">Погодин</text:span><text:span text:style-name="T87"> </text:span><text:span text:style-name="T89">С</text:span><text:span text:style-name="T87">. </text:span><text:span text:style-name="T89">Н</text:span><text:span text:style-name="T87">, </text:span><text:span text:style-name="T89">Чашникова А. А, </text:span><text:span text:style-name="T87">Янеева Ю. В.</text:span></text:p>
        <text:p text:style-name="P33">прошла проверку «<text:span text:style-name="T89">20</text:span>» <text:span text:style-name="T84">июня</text:span><text:span text:style-name="T82"> 20</text:span><text:span text:style-name="T86">20</text:span><text:span text:style-name="T93"> </text:span>г. <text:span text:style-name="T93">в </text:span><text:span text:style-name="T84">дер. Васильевское (известняковые карьеры Полушкино)</text:span></text:p>
        <text:p text:style-name="P33">по следующим вопросам: <text:span text:style-name="T83">Проверка навыков </text:span><text:span text:style-name="T86">проведения </text:span><text:span text:style-name="T83">спасательных работ, страховки и самостраховки, </text:span><text:span text:style-name="T86">передвижения в кошках, </text:span><text:span text:style-name="T83">личной техники и пользования специальным снаряжением. </text:span>_________________</text:p>
        <text:p text:style-name="P33"><text:tab/>Результаты проверки: <text:span text:style-name="T43">На усмотрение МКК</text:span><text:span text:style-name="T93"> (согласно протоколам, команда «</text:span><text:span text:style-name="T86">Вбок от Ала-арчи</text:span><text:span text:style-name="T93">» заняла 2-е место по классу </text:span><text:span text:style-name="T36">Б</text:span><text:span text:style-name="T21">).</text:span></text:p>
        <text:p text:style-name="P166">Проверяющий __________________ (___________________)</text:p>
        <text:p text:style-name="P167">(подпись)<text:tab/><text:tab/><text:tab/><text:tab/><text:tab/><text:tab/>( Фамилия И.,, О. )</text:p>
        <text:p text:style-name="P38">11. Заключение маршрутно-квалификационной комиссии</text:p>
        <text:p text:style-name="P141">Группа под руководством __________ <text:span text:style-name="T84">Вельтищева М. Н.</text:span><text:span text:style-name="T93"> </text:span>_______</text:p>
        <text:p text:style-name="P168"><text:tab/><text:tab/><text:tab/><text:tab/><text:tab/><text:tab/><text:tab/><text:tab/><text:tab/><text:tab/><text:tab/><text:tab/><text:tab/><text:tab/>( Фамилия , И., О.,) </text:p>
        <text:p text:style-name="P98">имеет (не имеет) право совершить данный поход.</text:p>
        <text:p text:style-name="P155">12. Контрольные пункты и сроки</text:p>
        <text:p text:style-name="P125">О прохождении маршрута группа должна сообщить:</text:p>
        <text:list xml:id="list1751394572" text:style-name="WWNum1">
          <text:list-item>
            <text:p text:style-name="P208"><text:span text:style-name="T111">Зеленцову Д. Ю </text:span>по <text:span text:style-name="T79">тел</text:span> <text:span text:style-name="T111">+7(905)786-33-10</text:span></text:p>
          </text:list-item>
        </text:list>
        <text:p text:style-name="P30">_________________________________________________________</text:p>
        <text:list xml:id="list15616500149728" text:continue-numbering="true" text:style-name="WWNum1">
          <text:list-item>
            <text:p text:style-name="P208">__________________________ по <text:span text:style-name="T79">тел</text:span> ___________________</text:p>
          </text:list-item>
        </text:list>
        <text:p text:style-name="P31">_________________________________________________________</text:p>
        <text:p text:style-name="P31">_________________________________________________________</text:p>
        <text:p text:style-name="P31">из <text:span text:style-name="T85">п. </text:span><text:span text:style-name="T86">Тырныауз</text:span><text:span text:style-name="T110"> </text:span>до «<text:span text:style-name="T110">05</text:span>» <text:span text:style-name="T116">июля</text:span> 20<text:span text:style-name="T116">20 </text:span>г.</text:p>
        <text:p text:style-name="P31">из <text:span text:style-name="T88">п. Терскол</text:span><text:span text:style-name="T110"> </text:span>до «<text:span text:style-name="T110">19</text:span>» <text:span text:style-name="T116">июля</text:span> 20<text:span text:style-name="T116">20 </text:span>г.</text:p>
        <text:p text:style-name="P31">из __________________________ до «___» ______________ 20___г.</text:p>
        <text:p text:style-name="P31"/>
        <text:p text:style-name="P35">Тел. куратора группы:</text:p>
        <text:p text:style-name="P36">Тел. председателя МКК (Зеленцов Д.Ю.): +<text:span text:style-name="T107">7</text:span><text:span text:style-name="T67">(905)786-3310</text:span></text:p>
        <text:p text:style-name="P23"><text:span text:style-name="T68">Тел. </text:span><text:span text:style-name="T67">Эльбрусский ПСО - 8-8663-871489</text:span></text:p>
        <text:p text:style-name="P32"/>
        <text:p text:style-name="P93">Председатель комиссии ________________________</text:p>
        <text:p text:style-name="P132"><text:span text:style-name="T1">Штамп МКК</text:span><text:tab/><text:tab/><text:tab/><text:tab/><text:tab/><text:tab/><text:tab/><text:tab/><text:tab/><text:tab/><text:tab/><text:tab/><text:tab/><text:tab/><text:span text:style-name="T23">( подпись )</text:span></text:p>
        <text:p text:style-name="P95">Члены комиссии <text:tab/> <text:s text:c="4"/>________________________</text:p>
        <text:p text:style-name="P95">________________________</text:p>
        <text:p text:style-name="P95">________________________</text:p>
        <text:p text:style-name="P91">«___» _____________ 20___ г. <text:tab/><text:tab/><text:tab/> ________________________</text:p>
        <text:list xml:id="list3388467028" text:style-name="WWNum5">
          <text:list-item>
            <text:p text:style-name="P209">Другие замечания:</text:p>
            <text:p text:style-name="P209">__________________________________________________________________________________________________</text:p>
          </text:list-item>
        </text:list>
        <text:p text:style-name="P29">Группе <text:span text:style-name="T80">назначается</text:span> (<text:span text:style-name="T81">не назначается</text:span>) контрольная проверка на местности: <text:span text:style-name="T83">Кросс-поход, класс Б, известняковые карьеры дер. Васильевское, </text:span><text:span text:style-name="T86">20</text:span><text:span text:style-name="T83">.</text:span><text:span text:style-name="T86">06</text:span><text:span text:style-name="T83">.20</text:span><text:span text:style-name="T86">20</text:span><text:span text:style-name="T83">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1">(когда, где, по каким вопросам)</text:p>
        <text:p text:style-name="P27">13. Отметка ПСС, дополнительные указания, замечания:</text:p>
        <text:p text:style-name="P3"/>
        <text:p text:style-name="P13"/>
        <text:p text:style-name="P161">Штамп ПСС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2">14. Решение о зачете похода</text:p>
        <text:p text:style-name="P13"/>
        <text:p text:style-name="P163"><text:span text:style-name="T1">Поход оценен </text:span><text:span text:style-name="Strong"><text:span text:style-name="T19">________</text:span></text:span><text:span text:style-name="Strong"><text:span text:style-name="T22"> </text:span></text:span><text:span text:style-name="T1">категорией сложности.</text:span></text:p>
        <text:p text:style-name="P164"/>
        <text:p text:style-name="P163"><text:span text:style-name="T1">Справки выданы в количестве </text:span><text:span text:style-name="T9">___ </text:span><text:span text:style-name="T1">штук.</text:span></text:p>
        <text:p text:style-name="P13"/>
        <text:h text:style-name="P172" text:outline-level="8">Председатель МКК _______________________</text:h>
        <text:h text:style-name="P171" text:outline-level="8"><text:tab/><text:tab/>Подпись</text:h>
        <text:p text:style-name="P162">_____________________</text:p>
        <text:p text:style-name="P174">фамилия, И.,О.</text:p>
        <text:p text:style-name="P175"/>
        <text:p text:style-name="P175"/>
        <text:p text:style-name="P175"/>
        <text:p text:style-name="P177"/>
        <text:p text:style-name="P175"/>
        <text:p text:style-name="P176">Штамп МКК</text:p>
        <text:p text:style-name="P18"/>
        <text:p text:style-name="P19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99</meta:editing-cycles>
    <meta:creation-date>2018-06-19T18:47:00</meta:creation-date>
    <dc:date>2020-07-01T01:56:15.623993806</dc:date>
    <meta:editing-duration>PT15H35M54S</meta:editing-duration>
    <meta:generator>LibreOffice/6.0.7.3$Linux_X86_64 LibreOffice_project/00m0$Build-3</meta:generator>
    <meta:document-statistic meta:table-count="7" meta:image-count="0" meta:object-count="0" meta:page-count="14" meta:paragraph-count="332" meta:word-count="1746" meta:character-count="12978" meta:non-whitespace-character-count="11403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